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1900001F52E193FF99.svm"/>
  <manifest:file-entry manifest:media-type="" manifest:full-path="Pictures/2000000700003A9B000007DCE5FC8569.svm"/>
  <manifest:file-entry manifest:media-type="" manifest:full-path="Pictures/2000000700002E6900001F5288B713E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WW8Num1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ru" fo:country="RU" fo:font-style="italic" style:font-size-asian="14pt" style:font-style-asian="italic" style:font-name-complex="Times New Roman" style:font-size-complex="14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size-asian="10pt" style:font-name-complex="Consolas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size-asian="10pt" style:font-name-complex="Consolas" style:font-size-complex="10pt"/>
    </style:style>
    <style:style style:name="P23" style:family="paragraph" style:parent-style-name="Абзац_20_списка" style:list-style-name="WW8Num1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language="ru" fo:country="RU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 fo:language="ru" fo:country="RU" fo:font-style="normal" fo:font-weight="normal" fo:background-color="transparent" style:font-name-asian="Consolas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Times New Roman1" fo:language="en" fo:country="US" fo:font-style="normal" fo:font-weight="normal" fo:background-color="transparent" style:font-name-asian="Consolas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style:font-name-asian="Consolas"/>
    </style:style>
    <style:style style:name="T7" style:family="text">
      <style:text-properties fo:language="en" fo:country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Consolas"/>
    </style:style>
    <style:style style:name="T10" style:family="text">
      <style:text-properties style:font-name="Times New Roman" fo:font-size="14pt" fo:language="ru" fo:country="RU" style:font-name-asian="Consola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15">ФГБОУ ВО Ульяновский государственный технический университет</text:p>
      <text:p text:style-name="P15">Кафедра «Вычислительная техника»</text:p>
      <text:p text:style-name="P1"/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"/>
      <text:p text:style-name="P8"><text:span text:style-name="T7">Лабораторная работа</text:span> №<text:span text:style-name="T1">5</text:span></text:p>
      <text:p text:style-name="P3">«<text:span text:style-name="T1">Рекурсия</text:span>»</text:p>
      <text:p text:style-name="P9">Вариант 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 студент</text:p>
      <text:p text:style-name="P4">группы <text:span text:style-name="T1">ИВТАСбд-11</text:span></text:p>
      <text:p text:style-name="P6">Зюзин Г.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Ульяновск, 20<text:span text:style-name="T7">22 </text:span><text:span text:style-name="T1">г.</text:span></text:p>
      <text:p text:style-name="P5"/>
      <text:list xml:id="list8570116907548969049" text:style-name="WW8Num1">
        <text:list-item>
          <text:p text:style-name="P11"><text:soft-page-break/>Постановка задачи</text:p>
        </text:list-item>
      </text:list>
      <text:p text:style-name="P12"><text:tab/>В данной лабораторной работе нужно написать программу, выводом которой будет являться интерфейс, который отображает результат вычисления следующей функции: <draw:frame draw:style-name="fr3" draw:name="Объект1" text:anchor-type="as-char" svg:width="6.779cm" svg:height="1.058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7">-</text:span> через рекурсию с определённой глубиной.</text:p>
      <text:p text:style-name="P12"/>
      <text:p text:style-name="P10"/>
      <text:list xml:id="list29538972" text:continue-numbering="true" text:style-name="WW8Num1">
        <text:list-item>
          <text:p text:style-name="P11">Особенности реализации<text:span text:style-name="T1">.</text:span></text:p>
        </text:list-item>
      </text:list>
      <text:p text:style-name="P13"><text:span text:style-name="T1"><text:tab/>В данной работе необходимо реализовать вычисление следующей функции через рекурсию:</text:span></text:p>
      <text:p text:style-name="P13"><draw:frame draw:style-name="fr1" draw:name="Графический объект1" text:anchor-type="paragraph" svg:width="11.922cm" svg:height="1.455cm" draw:z-index="0"><draw:image xlink:href="Pictures/2000000700003A9B000007DCE5FC8569.svm" xlink:type="simple" xlink:show="embed" xlink:actuate="onLoad"/></draw:frame><text:span text:style-name="T1"> </text:span></text:p>
      <text:p text:style-name="P18"><text:tab/>Можно увидеть, что задано ограничение на область определения <text:span text:style-name="T7">x </text:span>принадлежит <text:span text:style-name="T7">[-1;1].</text:span></text:p>
      <text:p text:style-name="P18"><text:span text:style-name="T7"><text:tab/></text:span>Сначала была написана функция:</text:p>
      <text:p text:style-name="P19"><text:span text:style-name="T1"><text:tab/></text:span><text:span text:style-name="T5">public double function(double x, double res, int p) { </text:span></text:p>
      <text:p text:style-name="P21"><text:tab/><text:tab/>res = Math.<text:span text:style-name="T8">pow</text:span>(x, p)/p;</text:p>
      <text:p text:style-name="P21"><text:tab/><text:tab/></text:p>
      <text:p text:style-name="P21"><text:tab/><text:tab/>return res;</text:p>
      <text:p text:style-name="P22"><text:span text:style-name="T9"><text:tab/>}</text:span></text:p>
      <text:p text:style-name="P22"><text:span text:style-name="T9"><text:tab/></text:span><text:span text:style-name="T10">Рекурсия:</text:span></text:p>
      <text:p text:style-name="P20"><text:span text:style-name="T2"><text:tab/></text:span><text:span text:style-name="T6">public double recurFunction(double x, int depth, double res, int p) { </text:span></text:p>
      <text:p text:style-name="P21"><text:tab/><text:tab/></text:p>
      <text:p text:style-name="P21"><text:tab/><text:tab/>if(depth &lt;= 0) {</text:p>
      <text:p text:style-name="P21"><text:tab/><text:tab/><text:tab/>return res;</text:p>
      <text:p text:style-name="P21"><text:tab/><text:tab/>}</text:p>
      <text:p text:style-name="P21"><text:tab/><text:tab/></text:p>
      <text:p text:style-name="P21"><text:tab/><text:tab/>res += function(x, res, p);</text:p>
      <text:p text:style-name="P21"><text:tab/><text:tab/>p += 2;</text:p>
      <text:p text:style-name="P21"><text:tab/><text:tab/>depth--;</text:p>
      <text:p text:style-name="P21"><text:tab/><text:tab/>res = recurFunction(x, depth, res, p);</text:p>
      <text:p text:style-name="P21"><text:tab/><text:tab/></text:p>
      <text:p text:style-name="P21"><text:tab/><text:tab/>return res;</text:p>
      <text:p text:style-name="P22"><text:span text:style-name="T9"><text:tab/>}</text:span></text:p>
      <text:p text:style-name="P22"><text:span text:style-name="T9"/></text:p>
      <text:list xml:id="list29531508" text:continue-numbering="true" text:style-name="WW8Num1">
        <text:list-item>
          <text:p text:style-name="P23">Тестирование</text:p>
        </text:list-item>
      </text:list>
      <text:p text:style-name="P16"><draw:frame draw:style-name="fr2" draw:name="Графический объект3" text:anchor-type="paragraph" svg:x="8.419cm" svg:y="0.568cm" svg:width="8.662cm" svg:height="5.886cm" draw:z-index="2"><draw:image xlink:href="Pictures/2000000700002E1900001F52E193FF99.svm" xlink:type="simple" xlink:show="embed" xlink:actuate="onLoad"/></draw:frame>Результат работы программы:</text:p>
      <text:p text:style-name="P16"><draw:frame draw:style-name="fr2" draw:name="Графический объект2" text:anchor-type="paragraph" svg:x="-0.168cm" svg:y="0.048cm" svg:width="8.086cm" svg:height="5.798cm" draw:z-index="1"><draw:image xlink:href="Pictures/2000000700002E6900001F5288B713E8.svm" xlink:type="simple" xlink:show="embed" xlink:actuate="onLoad"/></draw:frame></text:p>
      <text:p text:style-name="P17"/>
      <text:list xml:id="list29541827" text:continue-numbering="true" text:style-name="WW8Num1">
        <text:list-item>
          <text:p text:style-name="P23"><text:soft-page-break/>Выводы о проделанной работе</text:p>
        </text:list-item>
      </text:list>
      <text:p text:style-name="P2"><text:tab/><text:span text:style-name="T1">П</text:span><text:span text:style-name="T3">рограмма соответствует задаче, работает без ошибок — графический интерфейс, где происходит вычисление функции. Выводом программы является графический интерфейс с текстовым полем</text:span><text:span text:style-name="T4">, </text:span><text:span text:style-name="T3">где отображается результат вычисл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40S</meta:editing-duration>
    <meta:editing-cycles>4</meta:editing-cycles>
    <meta:generator>OpenOffice/4.1.6$Win32 OpenOffice.org_project/416m1$Build-9790</meta:generator>
    <dc:date>2022-04-12T09:30:21.79</dc:date>
    <meta:document-statistic meta:table-count="0" meta:image-count="3" meta:object-count="1" meta:page-count="3" meta:paragraph-count="40" meta:word-count="174" meta:character-count="129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ln</mi>
      <mrow>
        <mrow>
          <mo stretchy="false">(</mo>
          <mrow>
            <mfrac>
              <mrow>
                <mrow>
                  <mn>1</mn>
                  <mo stretchy="false">+</mo>
                  <mi>x</mi>
                </mrow>
              </mrow>
              <mrow>
                <mrow>
                  <mn>1</mn>
                  <mo stretchy="false">−</mo>
                  <mi>x</mi>
                </mrow>
              </mrow>
            </mfrac>
          </mrow>
          <mo stretchy="false">)</mo>
        </mrow>
        <mo stretchy="false">=</mo>
        <mn>2</mn>
      </mrow>
      <mrow>
        <mo stretchy="false">(</mo>
        <mrow>
          <mrow>
            <mrow>
              <mrow>
                <mrow>
                  <mi>x</mi>
                  <mo stretchy="false">+</mo>
                  <mfrac>
                    <mrow>
                      <msup>
                        <mi>x</mi>
                        <mn>3</mn>
                      </msup>
                    </mrow>
                    <mrow>
                      <mn>3</mn>
                    </mrow>
                  </mfrac>
                </mrow>
                <mo stretchy="false">+</mo>
                <mfrac>
                  <mrow>
                    <msup>
                      <mi>x</mi>
                      <mn>5</mn>
                    </msup>
                  </mrow>
                  <mrow>
                    <mn>5</mn>
                  </mrow>
                </mfrac>
              </mrow>
              <mo stretchy="false">+</mo>
              <mn>...</mn>
            </mrow>
            <mo stretchy="false">+</mo>
            <mfrac>
              <mrow>
                <msup>
                  <mi>x</mi>
                  <mrow>
                    <mo stretchy="false">(</mo>
                    <mrow>
                      <mrow>
                        <mn>2m</mn>
                        <mo stretchy="false">−</mo>
                        <mn>1</mn>
                      </mrow>
                    </mrow>
                    <mo stretchy="false">)</mo>
                  </mrow>
                </msup>
              </mrow>
              <mrow>
                <mrow>
                  <mn>2m</mn>
                  <mo stretchy="false">−</mo>
                  <mn>1</mn>
                </mrow>
              </mrow>
            </mfrac>
          </mrow>
        </mrow>
        <mo stretchy="false">)</mo>
      </mrow>
    </mrow>
    <annotation encoding="StarMath 5.0">ln({1+x} over {1-x} ) = 2(x + {x^3} over {3} + {x^5} over {5} + ... + {x^(2m-1)} over {2m-1})  </annotation>
  </semantics>
</math>
</file>